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05a" officeooo:paragraph-rsid="0001505a"/>
    </style:style>
    <style:style style:name="P2" style:family="paragraph" style:parent-style-name="Standard">
      <style:paragraph-properties fo:text-align="center" style:justify-single-word="false"/>
      <style:text-properties officeooo:rsid="0001505a" officeooo:paragraph-rsid="0001505a"/>
    </style:style>
    <style:style style:name="P3" style:family="paragraph" style:parent-style-name="Standard">
      <style:text-properties fo:font-size="11pt" officeooo:rsid="000284ed" officeooo:paragraph-rsid="000284ed" style:font-size-asian="9.60000038146973pt" style:font-size-complex="11pt"/>
    </style:style>
    <style:style style:name="P4" style:family="paragraph" style:parent-style-name="Standard">
      <style:text-properties fo:font-size="11pt" officeooo:rsid="000325e7" officeooo:paragraph-rsid="000325e7" style:font-size-asian="9.60000038146973pt" style:font-size-complex="11pt"/>
    </style:style>
    <style:style style:name="P5" style:family="paragraph" style:parent-style-name="Standard">
      <style:text-properties fo:font-size="11pt" officeooo:rsid="00059942" officeooo:paragraph-rsid="00059942" style:font-size-asian="9.60000038146973pt" style:font-size-complex="11pt"/>
    </style:style>
    <style:style style:name="P6" style:family="paragraph" style:parent-style-name="Standard">
      <style:text-properties fo:font-size="11pt" officeooo:rsid="00072ac0" officeooo:paragraph-rsid="00072ac0" style:font-size-asian="9.60000038146973pt" style:font-size-complex="11pt"/>
    </style:style>
    <style:style style:name="P7" style:family="paragraph" style:parent-style-name="Standard">
      <style:text-properties fo:font-size="11pt" officeooo:rsid="000a4e37" officeooo:paragraph-rsid="000a4e37" style:font-size-asian="9.60000038146973pt" style:font-size-complex="11pt"/>
    </style:style>
    <style:style style:name="P8" style:family="paragraph" style:parent-style-name="Standard">
      <style:text-properties fo:font-size="11pt" fo:font-style="italic" officeooo:rsid="00072ac0" officeooo:paragraph-rsid="00072ac0" style:font-size-asian="9.60000038146973pt" style:font-style-asian="italic" style:font-size-complex="11pt" style:font-style-complex="italic"/>
    </style:style>
    <style:style style:name="P9" style:family="paragraph" style:parent-style-name="Standard">
      <style:text-properties fo:font-size="11pt" fo:font-style="normal" officeooo:rsid="00048603" officeooo:paragraph-rsid="000325e7" style:font-size-asian="9.60000038146973pt" style:font-style-asian="normal" style:font-size-complex="11pt" style:font-style-complex="normal"/>
    </style:style>
    <style:style style:name="P10" style:family="paragraph" style:parent-style-name="Standard">
      <style:text-properties fo:font-size="11pt" fo:font-style="normal" officeooo:rsid="00059942" officeooo:paragraph-rsid="00059942" style:font-size-asian="9.60000038146973pt" style:font-style-asian="normal" style:font-size-complex="11pt" style:font-style-complex="normal"/>
    </style:style>
    <style:style style:name="P11" style:family="paragraph" style:parent-style-name="Standard">
      <style:text-properties fo:font-size="11pt" fo:font-style="normal" officeooo:rsid="00059942" officeooo:paragraph-rsid="000d65a8" style:font-size-asian="9.60000038146973pt" style:font-style-asian="normal" style:font-size-complex="11pt" style:font-style-complex="normal"/>
    </style:style>
    <style:style style:name="P12" style:family="paragraph" style:parent-style-name="Standard">
      <style:text-properties fo:font-size="11pt" fo:font-style="normal" officeooo:rsid="00072ac0" officeooo:paragraph-rsid="00072ac0" style:font-size-asian="9.60000038146973pt" style:font-style-asian="normal" style:font-size-complex="11pt" style:font-style-complex="normal"/>
    </style:style>
    <style:style style:name="P13" style:family="paragraph" style:parent-style-name="Standard">
      <style:text-properties fo:font-size="11pt" fo:font-style="normal" officeooo:rsid="0007cf04" officeooo:paragraph-rsid="00072ac0" style:font-size-asian="9.60000038146973pt" style:font-style-asian="normal" style:font-size-complex="11pt" style:font-style-complex="normal"/>
    </style:style>
    <style:style style:name="P14" style:family="paragraph" style:parent-style-name="Standard">
      <style:text-properties fo:font-size="11pt" fo:font-style="normal" officeooo:rsid="0008ff49" officeooo:paragraph-rsid="00072ac0" style:font-size-asian="9.60000038146973pt" style:font-style-asian="normal" style:font-size-complex="11pt" style:font-style-complex="normal"/>
    </style:style>
    <style:style style:name="P15" style:family="paragraph" style:parent-style-name="Standard">
      <style:text-properties fo:font-size="11pt" fo:font-style="normal" officeooo:rsid="000b6af4" officeooo:paragraph-rsid="000a4e37" style:font-size-asian="9.60000038146973pt" style:font-style-asian="normal" style:font-size-complex="11pt" style:font-style-complex="normal"/>
    </style:style>
    <style:style style:name="P16" style:family="paragraph" style:parent-style-name="Standard">
      <style:text-properties fo:font-size="11pt" fo:font-style="normal" officeooo:rsid="000b6af4" officeooo:paragraph-rsid="000b6af4" style:font-size-asian="9.60000038146973pt" style:font-style-asian="normal" style:font-size-complex="11pt" style:font-style-complex="normal"/>
    </style:style>
    <style:style style:name="P17" style:family="paragraph" style:parent-style-name="Standard">
      <style:text-properties fo:font-size="11pt" fo:font-style="normal" officeooo:rsid="000d65a8" officeooo:paragraph-rsid="000d65a8" style:font-size-asian="9.60000038146973pt" style:font-style-asian="normal" style:font-size-complex="11pt" style:font-style-complex="normal"/>
    </style:style>
    <style:style style:name="P18" style:family="paragraph" style:parent-style-name="Standard">
      <style:text-properties fo:font-size="11pt" fo:font-style="normal" officeooo:rsid="000f93e6" officeooo:paragraph-rsid="000f93e6" style:font-size-asian="9.60000038146973pt" style:font-style-asian="normal" style:font-size-complex="11pt" style:font-style-complex="normal"/>
    </style:style>
    <style:style style:name="P19" style:family="paragraph" style:parent-style-name="Standard" style:list-style-name="L1">
      <style:text-properties fo:font-size="11pt" fo:font-style="normal" officeooo:rsid="000f93e6" officeooo:paragraph-rsid="000f93e6" style:font-size-asian="9.60000038146973pt" style:font-style-asian="normal" style:font-size-complex="11pt" style:font-style-complex="normal"/>
    </style:style>
    <style:style style:name="P20" style:family="paragraph" style:parent-style-name="Standard">
      <style:text-properties fo:font-size="11pt" fo:font-style="normal" officeooo:rsid="001012dd" officeooo:paragraph-rsid="00114de6" style:font-size-asian="9.60000038146973pt" style:font-style-asian="normal" style:font-size-complex="11pt" style:font-style-complex="normal"/>
    </style:style>
    <style:style style:name="P21" style:family="paragraph" style:parent-style-name="Standard">
      <style:text-properties fo:font-size="11pt" fo:font-style="normal" officeooo:rsid="00132ba6" officeooo:paragraph-rsid="00132ba6" style:font-size-asian="9.60000038146973pt" style:font-style-asian="normal" style:font-size-complex="11pt" style:font-style-complex="normal"/>
    </style:style>
    <style:style style:name="P22" style:family="paragraph" style:parent-style-name="Standard">
      <style:text-properties fo:font-size="11pt" fo:font-style="normal" officeooo:rsid="0014d458" officeooo:paragraph-rsid="0014d458" style:font-size-asian="9.60000038146973pt" style:font-style-asian="normal" style:font-size-complex="11pt" style:font-style-complex="normal"/>
    </style:style>
    <style:style style:name="P23" style:family="paragraph" style:parent-style-name="Heading_20_2">
      <style:paragraph-properties fo:text-align="center" style:justify-single-word="false"/>
      <style:text-properties fo:font-size="15pt" style:font-size-asian="15pt" style:font-size-complex="15pt"/>
    </style:style>
    <style:style style:name="T1" style:family="text">
      <style:text-properties officeooo:rsid="000325e7"/>
    </style:style>
    <style:style style:name="T2" style:family="text">
      <style:text-properties officeooo:rsid="00039636"/>
    </style:style>
    <style:style style:name="T3" style:family="text">
      <style:text-properties fo:font-style="italic" style:font-style-asian="italic" style:font-style-complex="italic"/>
    </style:style>
    <style:style style:name="T4" style:family="text">
      <style:text-properties fo:font-style="italic" officeooo:rsid="00039636" style:font-style-asian="italic" style:font-style-complex="italic"/>
    </style:style>
    <style:style style:name="T5" style:family="text">
      <style:text-properties fo:font-style="italic" officeooo:rsid="0007cf04"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39636" style:font-style-asian="normal" style:font-style-complex="normal"/>
    </style:style>
    <style:style style:name="T8" style:family="text">
      <style:text-properties fo:font-style="normal" officeooo:rsid="000454b3" style:font-style-asian="normal" style:font-style-complex="normal"/>
    </style:style>
    <style:style style:name="T9" style:family="text">
      <style:text-properties fo:font-style="normal" officeooo:rsid="00048603" style:font-style-asian="normal" style:font-style-complex="normal"/>
    </style:style>
    <style:style style:name="T10" style:family="text">
      <style:text-properties fo:font-style="normal" officeooo:rsid="00072ac0" style:font-style-asian="normal" style:font-style-complex="normal"/>
    </style:style>
    <style:style style:name="T11" style:family="text">
      <style:text-properties fo:font-style="normal" officeooo:rsid="0007cf04" style:font-style-asian="normal" style:font-style-complex="normal"/>
    </style:style>
    <style:style style:name="T12" style:family="text">
      <style:text-properties fo:font-style="normal" officeooo:rsid="0008ff49" style:font-style-asian="normal" style:font-style-complex="normal"/>
    </style:style>
    <style:style style:name="T13" style:family="text">
      <style:text-properties fo:font-style="normal" officeooo:rsid="000a4e37" style:font-style-asian="normal" style:font-style-complex="normal"/>
    </style:style>
    <style:style style:name="T14" style:family="text">
      <style:text-properties fo:font-style="normal" officeooo:rsid="000b6af4" style:font-style-asian="normal" style:font-style-complex="normal"/>
    </style:style>
    <style:style style:name="T15" style:family="text">
      <style:text-properties style:text-position="sub 58%"/>
    </style:style>
    <style:style style:name="T16" style:family="text">
      <style:text-properties style:text-position="sub 58%" fo:font-style="italic" style:font-style-asian="italic" style:font-style-complex="italic"/>
    </style:style>
    <style:style style:name="T17" style:family="text">
      <style:text-properties style:text-position="sub 58%" fo:font-style="normal" style:font-style-asian="normal" style:font-style-complex="normal"/>
    </style:style>
    <style:style style:name="T18" style:family="text">
      <style:text-properties style:text-position="0% 100%"/>
    </style:style>
    <style:style style:name="T19" style:family="text">
      <style:text-properties style:text-position="0% 100%" fo:font-style="normal" style:font-style-asian="normal" style:font-style-complex="normal"/>
    </style:style>
    <style:style style:name="T20" style:family="text">
      <style:text-properties style:text-position="0% 100%" fo:font-style="normal" officeooo:rsid="0008ff49" style:font-style-asian="normal" style:font-style-complex="normal"/>
    </style:style>
    <style:style style:name="T21" style:family="text">
      <style:text-properties style:text-position="0% 100%" fo:font-style="normal" officeooo:rsid="000b6af4" style:font-style-asian="normal" style:font-style-complex="normal"/>
    </style:style>
    <style:style style:name="T22" style:family="text">
      <style:text-properties style:text-position="0% 100%" officeooo:rsid="0008ff49"/>
    </style:style>
    <style:style style:name="T23" style:family="text">
      <style:text-properties fo:font-size="11pt" fo:font-style="normal" officeooo:rsid="000d65a8" style:font-size-asian="9.60000038146973pt" style:font-style-asian="normal" style:font-size-complex="11pt" style:font-style-complex="normal"/>
    </style:style>
    <style:style style:name="T24" style:family="text">
      <style:text-properties officeooo:rsid="00114d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The IWG7 4MOST Galactic Pipeline (4GP): Development Report 2</text:h>
      <text:p text:style-name="P2">Dominic Ford, Lund Observatory</text:p>
      <text:p text:style-name="P2">15 December 2017</text:p>
      <text:p text:style-name="P1"/>
      <text:p text:style-name="P3">The analysis of observations from large spectroscopic surveys poses a substantial computational challenge. The high degree of multiplex in multi-object spectrographs such as 4MOST means that they can observe thousands of objects in a single pointing, and deliver tens of thousands of spectra in need of analysis every night.</text:p>
      <text:p text:style-name="P3"/>
      <text:p text:style-name="P3">Whilst this means that large, statistically significant populations of stars can be observed very quickly, it also means that a highly automated, fast and robust analysis pipeline will be needed to keep up with the flow of data from the telescope. <text:span text:style-name="T1">It is infeasible to propose doing manual abundance analysis on more than a tiny proportion of the stars 4MOST will observe.</text:span></text:p>
      <text:p text:style-name="P3"/>
      <text:p text:style-name="P4">Machine learning techniques have recently emerged as perhaps the only algorithms which scale affordably to handling such large data volumes. Such techniques rely on a training set – typically of a few thousand spectra – with known properties to learn how each pixel within the spectrum correlates with each parameter to be derived. Once trained, such algorithms can then rapidly estimate the properties of any other object based on its spectrum. <text:span text:style-name="T2">In their simplest form these techniques are </text:span><text:span text:style-name="T4">data driven</text:span><text:span text:style-name="T7">, since everything they </text:span><text:span text:style-name="T8">know about spectra is empirically derived from the training set, though </text:span><text:span text:style-name="T9">we show in Section ??? that their performance may be improved with additional information about where the most important lines are.</text:span></text:p>
      <text:p text:style-name="P9"/>
      <text:p text:style-name="P5"><text:span text:style-name="T10">T</text:span><text:span text:style-name="T6">his report present</text:span><text:span text:style-name="T10">s</text:span><text:span text:style-name="T6"> an update on our tests of whether </text:span><text:span text:style-name="T9">such techniques can deliver abundances to the accuracy required by the 4MOST Galactic Surveys, from observations </text:span><text:span text:style-name="T6">with </text:span><text:span text:style-name="T9">the wavelength </text:span><text:span text:style-name="T6">coverage</text:span><text:span text:style-name="T9"> and resolution we expect from 4MOST LRS and HRS. </text:span><text:span text:style-name="T6">Previously (Ford 2017), we reported tests on giant stars; in this report we extend the analysis to cover simultaneous fitting of both dwarf and giant stars with a wide range of spectral types and metallicities.</text:span></text:p>
      <text:p text:style-name="P10"/>
      <text:h text:style-name="Heading_20_3" text:outline-level="3">The 4MOST Galactic Pipeline (4GP)</text:h>
      <text:p text:style-name="P17">The framework we are currently using for these tests is the 4MOST Galactic Pipeline (4GP). This is a collection of Python modules which use a common data format to store spectra and their associated metadata, including the ability to store spectra in libraries and search for them by arbitrary metadata contraints. It includes wrappers for conveniently passing spectra a range of spectral synthesis and processing tools including Turbospectrum, the 4MOST Facility Simulator (4FS) and the Cannon.</text:p>
      <text:p text:style-name="P17"/>
      <text:p text:style-name="P17">The framework is available in two repositories on GitHub, and includes step-by-step installation instructions. The first repository contains a set of Python modules which provide a programmatic interfaces for creating and manipulating libraries of spectra, and for passing them to various analysis tools:</text:p>
      <text:p text:style-name="P17"/>
      <text:p text:style-name="P17"><text:a xlink:type="simple" xlink:href="https://github.com/dcf21/4most-4gp" text:style-name="Internet_20_link" text:visited-style-name="Visited_20_Internet_20_Link">https://github.com/dcf21/4most-4gp</text:a></text:p>
      <text:p text:style-name="P17"><text:span text:style-name="T23"/></text:p>
      <text:p text:style-name="P17">The second repository contains python scripts which utilise these modules to perform the tests described in this report:</text:p>
      <text:p text:style-name="P17"><text:span text:style-name="T23"/></text:p>
      <text:p text:style-name="P17"><text:a xlink:type="simple" xlink:href="https://github.com/dcf21/4most-4gp-scripts" text:style-name="Internet_20_link" text:visited-style-name="Visited_20_Internet_20_Link">https://github.com/dcf21/4most-4gp-scripts</text:a></text:p>
      <text:p text:style-name="P11"/>
      <text:h text:style-name="Heading_20_3" text:outline-level="3">The Cannon</text:h>
      <text:p text:style-name="P6"><text:span text:style-name="T6">The Cannon operates by writing the continuum-normalised flux in each pixel </text:span><text:span text:style-name="T3">i</text:span><text:span text:style-name="T6"> within a spectrum as a polynomial function of all the </text:span><text:span text:style-name="T5">N</text:span><text:span text:style-name="T6"> parameters being fitted. For example, it might include the terms</text:span></text:p>
      <text:p text:style-name="P12"/>
      <text:p text:style-name="P8">f<text:span text:style-name="T15">i</text:span><text:span text:style-name="T18"> = a</text:span><text:span text:style-name="T15">0</text:span><text:span text:style-name="T18"> + a</text:span><text:span text:style-name="T15">1</text:span><text:span text:style-name="T18">T</text:span><text:span text:style-name="T17">eff</text:span><text:span text:style-name="T19"> + </text:span><text:span text:style-name="T18">a</text:span><text:span text:style-name="T15">2</text:span><text:span text:style-name="T18"> </text:span><text:span text:style-name="T19">log(</text:span><text:span text:style-name="T18">g</text:span><text:span text:style-name="T19">) + </text:span><text:span text:style-name="T18">a</text:span><text:span text:style-name="T15">3</text:span><text:span text:style-name="T18"> </text:span><text:span text:style-name="T19">[Fe/H] + … + </text:span><text:span text:style-name="T18">a</text:span><text:span text:style-name="T15">n</text:span><text:span text:style-name="T18"> T</text:span><text:span text:style-name="T17">eff</text:span><text:span text:style-name="T19"> log(</text:span><text:span text:style-name="T18">g) + … </text:span><text:span text:style-name="T22">+ </text:span><text:span text:style-name="T20">noise<text:tab/><text:tab/></text:span><text:span text:style-name="T21">[1]</text:span></text:p>
      <text:p text:style-name="P12"/>
      <text:p text:style-name="P6"><text:soft-page-break/><text:span text:style-name="T6">The exact set of terms in this polynomial is flexible, but previous works (e.g. Ness et al. 2015; Casey et al. 2016) have included </text:span><text:span text:style-name="T5">N</text:span><text:span text:style-name="T6"> </text:span><text:span text:style-name="T11">terms which are linear in each parameter, and </text:span><text:span text:style-name="T5">N</text:span><text:span text:style-name="T11">(</text:span><text:span text:style-name="T5">N</text:span><text:span text:style-name="T11">+1)/2 quadratic terms containing every possible product of pairs of parameters. The </text:span><text:span text:style-name="T6">coefficients </text:span><text:span text:style-name="T3">a</text:span><text:span text:style-name="T16">j</text:span><text:span text:style-name="T6"> are </text:span><text:span text:style-name="T11">unique to every pixel in the spectrum.</text:span></text:p>
      <text:p text:style-name="P13"/>
      <text:p text:style-name="P6"><text:span text:style-name="T6">When the machine-learning algorithm is being trained, the coefficients </text:span><text:span text:style-name="T3">a</text:span><text:span text:style-name="T16">j</text:span><text:span text:style-name="T6"> are free parameters, </text:span><text:span text:style-name="T11">while the parameters associated with each spectrum are known, as </text:span><text:span text:style-name="T12">is it flux in each pixel. The coefficients can be derived by a least-squares maximum-likelihood approach. The noise term is modelled as a Gaussian distribution, </text:span><text:span text:style-name="T13">whose width is treated as a free parameter, tuned to maximise the likelihood of the observed fluxes. This</text:span><text:span text:style-name="T12"> </text:span><text:span text:style-name="T13">noise term </text:span><text:span text:style-name="T12">describes any additional scatter in the value of each pixel which cannot be fitted by any of the terms in the polynomial.</text:span></text:p>
      <text:p text:style-name="P14"/>
      <text:p text:style-name="P7"><text:span text:style-name="T6">Once the algorithm is trained, parameters can be inferred from spectra by inverting the fitting process. The polynomials describing the fluxes at each pixel are treated as a set of simultaneous equations which can be solved to derive the best-fitting set of parameter values. The noise distributions </text:span><text:span text:style-name="T14">added to each polynomial allows the probability that any given set of parameters leads to a given observed flux in that pixel to be quantified. The pixels are treated as independent random variables, and the probabilities of all the pixel fluxes combined to derive the likelihood that a given set of parameters leads to a given observed spectrum.</text:span></text:p>
      <text:p text:style-name="P15"/>
      <text:h text:style-name="Heading_20_3" text:outline-level="3">Constructing training <text:span text:style-name="T24">and test</text:span> set<text:span text:style-name="T24">s</text:span></text:h>
      <text:p text:style-name="P16">Until 4MOST is operational, we do not have any observed spectra with match 4MOST’s wavelength span and resolution. <text:span text:style-name="T24">Consequently</text:span>, we are currently restricted to using synthetic spectra, which we match as closely as possible to 4MOST’s wavelength-dependent sensitive using the 4MOST Facility Simulator (4FS). <text:span text:style-name="T24">To synthesise the spectrum, we use Turbospectrum with MARCS model atmospheres and line lists provided by Bengt Edvardsson (private comm – ??? need proper reference).</text:span></text:p>
      <text:p text:style-name="P16"/>
      <text:p text:style-name="P18">To create a <text:span text:style-name="T24">training </text:span>sample of stars with a physically realistic distribution of properties, we take stellar parameters and abundances from the Gaia-ESO Data Release 5 (DR5) catalogue, subject to the following constraints:</text:p>
      <text:p text:style-name="P18"/>
      <text:list xml:id="list5130337022695689856" text:style-name="L1">
        <text:list-item>
          <text:p text:style-name="P19">A SNR of at least 20</text:p>
        </text:list-item>
        <text:list-item>
          <text:p text:style-name="P19">Working Group 11 (???)</text:p>
        </text:list-item>
        <text:list-item>
          <text:p text:style-name="P19">An uncertainty in <text:span text:style-name="T3">T</text:span><text:span text:style-name="T15">eff</text:span><text:span text:style-name="T18"> &lt; 100 K</text:span></text:p>
        </text:list-item>
        <text:list-item>
          <text:p text:style-name="P19">An uncertainty in [Fe/H] &lt; 0.15 dex</text:p>
        </text:list-item>
        <text:list-item>
          <text:p text:style-name="P19">An uncertainty in log(<text:span text:style-name="T3">g</text:span>) &lt; 0.2 dex</text:p>
        </text:list-item>
        <text:list-item>
          <text:p text:style-name="P19">A radial-velocity uncertainty &lt; 10 km/s</text:p>
        </text:list-item>
      </text:list>
      <text:p text:style-name="P18"/>
      <text:p text:style-name="P20">In practice, any errors in the parameters of these stars do not propagate into our analysis, since we do not use the spectra at all; we only use their parameters <text:span text:style-name="T24">to synthesise our own physically realistic sample of stars.</text:span></text:p>
      <text:p text:style-name="P20"/>
      <text:p text:style-name="P20"><text:span text:style-name="T24">Where abundances are null in the catalogue, we scale solar abundances with [Fe/H] to provide an abundance for Turbospectrum to use. However, in our library of synthetic spectra, we flag these abundances as doubtful, and the star is excluded from any tests where that abundance is being fitted. </text:span></text:p>
      <text:p text:style-name="P20"/>
      <text:p text:style-name="P22">The histograms below show the distribution of stellar parameters in the training and test samples.</text:p>
      <text:p text:style-name="P20"/>
      <text:p text:style-name="P22">Performance histograms</text:p>
      <text:p text:style-name="P22"/>
      <text:p text:style-name="P22">SNR required to meet 4MOST specifications</text:p>
      <text:p text:style-name="P22"/>
      <text:p text:style-name="P22">Mapping performance across the HR diagram</text:p>
      <text:p text:style-name="P20"/>
      <text:p text:style-name="P22">Censoring spectra</text:p>
      <text:p text:style-name="P22"/>
      <text:p text:style-name="P22">The Cannon includes a facility to</text:p>
      <text:p text:style-name="P20"/>
      <text:p text:style-name="P21"><text:soft-page-break/>Next steps</text:p>
      <text:p text:style-name="P21"/>
      <text:p text:style-name="P21">Continuum normalisation</text:p>
      <text:p text:style-name="P21">Reddening</text:p>
      <text:p text:style-name="P21">Additional elements</text:p>
      <text:p text:style-name="P21">RV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5:06:59.398070776</meta:creation-date>
    <dc:date>2017-12-10T20:26:33.667074374</dc:date>
    <meta:editing-duration>PT15M34S</meta:editing-duration>
    <meta:editing-cycles>4</meta:editing-cycles>
    <meta:generator>LibreOffice/5.1.6.2$Linux_X86_64 LibreOffice_project/10m0$Build-2</meta:generator>
    <meta:document-statistic meta:table-count="0" meta:image-count="0" meta:object-count="0" meta:page-count="3" meta:paragraph-count="41" meta:word-count="1046" meta:character-count="6573" meta:non-whitespace-character-count="5569"/>
  </office:meta>
</office:document-meta>
</file>